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/>
    </style:style>
    <style:style style:name="P2" style:parent-style-name="Standard" style:family="paragraph">
      <style:paragraph-properties fo:line-height="150%"/>
    </style:style>
    <style:style style:name="P3" style:parent-style-name="Standard" style:family="paragraph">
      <style:paragraph-properties fo:line-height="150%"/>
    </style:style>
    <style:style style:name="P4" style:parent-style-name="Standard" style:family="paragraph">
      <style:paragraph-properties fo:line-height="150%"/>
    </style:style>
    <style:style style:name="P5" style:parent-style-name="Standard" style:family="paragraph">
      <style:paragraph-properties fo:line-height="150%"/>
    </style:style>
    <style:style style:name="P6" style:parent-style-name="Standard" style:family="paragraph">
      <style:paragraph-properties fo:line-height="150%"/>
    </style:style>
    <style:style style:name="P7" style:parent-style-name="Standard" style:list-style-name="LFO1" style:family="paragraph">
      <style:paragraph-properties fo:line-height="150%"/>
    </style:style>
    <style:style style:name="P8" style:parent-style-name="Standard" style:list-style-name="LFO1" style:family="paragraph">
      <style:paragraph-properties fo:line-height="150%"/>
    </style:style>
    <style:style style:name="P9" style:parent-style-name="Standard" style:list-style-name="LFO1" style:family="paragraph">
      <style:paragraph-properties fo:line-height="150%"/>
    </style:style>
    <style:style style:name="P10" style:parent-style-name="Standard" style:list-style-name="LFO1" style:family="paragraph">
      <style:paragraph-properties fo:line-height="150%"/>
    </style:style>
    <style:style style:name="P11" style:parent-style-name="Standard" style:list-style-name="LFO1" style:family="paragraph">
      <style:paragraph-properties fo:line-height="150%"/>
    </style:style>
    <style:style style:name="P12" style:parent-style-name="Standard" style:family="paragraph">
      <style:paragraph-properties fo:line-height="150%"/>
    </style:style>
    <style:style style:name="P13" style:parent-style-name="Standard" style:list-style-name="LFO2" style:family="paragraph">
      <style:paragraph-properties fo:line-height="150%"/>
    </style:style>
    <style:style style:name="P14" style:parent-style-name="Standard" style:list-style-name="LFO2" style:family="paragraph">
      <style:paragraph-properties fo:line-height="150%"/>
    </style:style>
    <style:style style:name="P15" style:parent-style-name="Standard" style:list-style-name="LFO2" style:family="paragraph">
      <style:paragraph-properties fo:line-height="150%"/>
    </style:style>
    <style:style style:name="P16" style:parent-style-name="Standard" style:list-style-name="LFO2" style:family="paragraph">
      <style:paragraph-properties fo:line-height="150%"/>
    </style:style>
    <style:style style:name="P17" style:parent-style-name="Standard" style:list-style-name="LFO2" style:family="paragraph">
      <style:paragraph-properties fo:line-height="150%"/>
    </style:style>
    <style:style style:name="P18" style:parent-style-name="Standard" style:list-style-name="LFO2" style:family="paragraph">
      <style:paragraph-properties fo:line-height="150%"/>
    </style:style>
    <style:style style:name="P19" style:parent-style-name="Standard" style:list-style-name="LFO2" style:family="paragraph">
      <style:paragraph-properties fo:line-height="150%"/>
    </style:style>
    <style:style style:name="P20" style:parent-style-name="Standard" style:list-style-name="LFO2" style:family="paragraph">
      <style:paragraph-properties fo:line-height="150%"/>
    </style:style>
    <style:style style:name="P21" style:parent-style-name="Standard" style:list-style-name="LFO2" style:family="paragraph">
      <style:paragraph-properties fo:line-height="150%"/>
    </style:style>
    <style:style style:name="P22" style:parent-style-name="Standard" style:list-style-name="LFO2" style:family="paragraph">
      <style:paragraph-properties fo:line-height="150%"/>
    </style:style>
    <style:style style:name="P23" style:parent-style-name="Standard" style:family="paragraph">
      <style:paragraph-properties fo:line-height="150%"/>
    </style:style>
    <style:style style:name="P24" style:parent-style-name="Standard" style:list-style-name="LFO3" style:family="paragraph">
      <style:paragraph-properties fo:line-height="150%"/>
    </style:style>
    <style:style style:name="P25" style:parent-style-name="Standard" style:list-style-name="LFO3" style:family="paragraph">
      <style:paragraph-properties fo:line-height="150%"/>
    </style:style>
    <style:style style:name="P26" style:parent-style-name="Standard" style:list-style-name="LFO3" style:family="paragraph">
      <style:paragraph-properties fo:line-height="150%"/>
    </style:style>
    <style:style style:name="P27" style:parent-style-name="Standard" style:list-style-name="LFO3" style:family="paragraph">
      <style:paragraph-properties fo:line-height="150%"/>
    </style:style>
    <style:style style:name="P28" style:parent-style-name="Standard" style:list-style-name="LFO3" style:family="paragraph">
      <style:paragraph-properties fo:line-height="150%"/>
    </style:style>
    <style:style style:name="P29" style:parent-style-name="Standard" style:list-style-name="LFO3" style:family="paragraph">
      <style:paragraph-properties fo:line-height="150%"/>
    </style:style>
    <style:style style:name="P30" style:parent-style-name="Standard" style:list-style-name="LFO3" style:family="paragraph">
      <style:paragraph-properties fo:line-height="150%"/>
    </style:style>
    <style:style style:name="P31" style:parent-style-name="Standard" style:list-style-name="LFO3" style:family="paragraph">
      <style:paragraph-properties fo:line-height="150%"/>
    </style:style>
    <style:style style:name="P32" style:parent-style-name="Standard" style:list-style-name="LFO3" style:family="paragraph">
      <style:paragraph-properties fo:line-height="150%"/>
    </style:style>
    <style:style style:name="P33" style:parent-style-name="Standard" style:list-style-name="LFO3" style:family="paragraph">
      <style:paragraph-properties fo:line-height="150%"/>
    </style:style>
  </office:automatic-styles>
  <office:body>
    <office:text text:use-soft-page-breaks="true">
      <text:p text:style-name="P1"><text:s text:c="6"/>LETT</text:p>
      <text:p text:style-name="P2"><text:s text:c="6"/>1. <text:s text:c="2"/>1?2 &lt;</text:p>
      <text:p text:style-name="P3"><text:s text:c="6"/>2. <text:s text:c="2"/>3?5 &lt;</text:p>
      <text:p text:style-name="P4"><text:s text:c="6"/>3. <text:s text:c="2"/>6?2 &gt;</text:p>
      <text:p text:style-name="P5"><text:s text:c="6"/>4. <text:s text:c="2"/>7?9 &lt;</text:p>
      <text:p text:style-name="P6"><text:s text:c="6"/>5. <text:s text:c="2"/>9?1 &gt;</text:p>
      <text:list text:style-name="LFO1" text:continue-numbering="true">
        <text:list-item>
          <text:p text:style-name="P7">6?5 &gt;</text:p>
        </text:list-item>
        <text:list-item>
          <text:p text:style-name="P8">8?9 &lt;</text:p>
        </text:list-item>
        <text:list-item>
          <text:p text:style-name="P9">3?9 &lt;</text:p>
        </text:list-item>
        <text:list-item>
          <text:p text:style-name="P10">0?4 &lt;</text:p>
        </text:list-item>
        <text:list-item>
          <text:p text:style-name="P11">8?7 &gt;</text:p>
        </text:list-item>
      </text:list>
      <text:p text:style-name="P12">MIDDELS</text:p>
      <text:list text:style-name="LFO2" text:continue-numbering="true">
        <text:list-item>
          <text:p text:style-name="P13">4+1 ? 2+2 &gt;</text:p>
        </text:list-item>
        <text:list-item>
          <text:p text:style-name="P14">5+4 ? 2-2 &gt;</text:p>
        </text:list-item>
        <text:list-item>
          <text:p text:style-name="P15"><text:s/>9+2 ? 3+2 &gt;</text:p>
        </text:list-item>
        <text:list-item>
          <text:p text:style-name="P16">5-3 ?1+3 &lt;</text:p>
        </text:list-item>
        <text:list-item>
          <text:p text:style-name="P17">7-2 ? 2+4 &lt;</text:p>
        </text:list-item>
        <text:list-item>
          <text:p text:style-name="P18">3+3 ? 2+1 &gt;</text:p>
        </text:list-item>
        <text:list-item>
          <text:p text:style-name="P19">4+2 ? 8-1 &lt;</text:p>
        </text:list-item>
        <text:list-item>
          <text:p text:style-name="P20">1+4 ? 3+4 &lt;</text:p>
        </text:list-item>
        <text:list-item>
          <text:p text:style-name="P21">6-3 ? 2+2&lt;</text:p>
        </text:list-item>
        <text:list-item>
          <text:p text:style-name="P22">2+7 ? 9-2 &gt;</text:p>
        </text:list-item>
      </text:list>
      <text:p text:style-name="P23">VANSKELIG</text:p>
      <text:list text:style-name="LFO3" text:continue-numbering="true">
        <text:list-item>
          <text:p text:style-name="P24">3+4 ? 2+5 =</text:p>
        </text:list-item>
        <text:list-item>
          <text:p text:style-name="P25">12 ? 3+2+4 &gt;</text:p>
        </text:list-item>
        <text:list-item>
          <text:p text:style-name="P26">5+1+5 ? 4-2+6 &gt;</text:p>
        </text:list-item>
        <text:list-item>
          <text:p text:style-name="P27">6+3 ? 4+5 =</text:p>
        </text:list-item>
        <text:list-item>
          <text:p text:style-name="P28">9 ? 3-2+7 &gt;</text:p>
        </text:list-item>
        <text:list-item>
          <text:p text:style-name="P29">1+4+5 ? 6+6 &lt;</text:p>
        </text:list-item>
        <text:list-item>
          <text:p text:style-name="P30">3+2-1 ? 2+2 =</text:p>
        </text:list-item>
        <text:list-item>
          <text:p text:style-name="P31">3+5+1 ?4-2+4+5 &lt;</text:p>
        </text:list-item>
        <text:list-item>
          <text:p text:style-name="P32">3+21 ? 14+9 &gt;</text:p>
        </text:list-item>
        <text:list-item>
          <text:p text:style-name="P33"><text:s/>2+4+5 ? 5+6 =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n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 aAA</meta:initial-creator>
    <dc:creator>Audun Aarsheim</dc:creator>
    <meta:creation-date>2015-03-23T09:26:00Z</meta:creation-date>
    <dc:date>2015-03-23T09:26:00Z</dc:date>
    <meta:template xlink:href="Normal" xlink:type="simple"/>
    <meta:editing-cycles>2</meta:editing-cycles>
    <meta:editing-duration>PT0S</meta:editing-duration>
    <meta:document-statistic meta:page-count="1" meta:paragraph-count="1" meta:word-count="63" meta:character-count="401" meta:row-count="2" meta:non-whitespace-character-count="339"/>
  </office:meta>
</office:document-meta>
</file>